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12D00004B0300006C376CE0EA6C827FED2A.svm" manifest:media-type=""/>
  <manifest:file-entry manifest:full-path="Pictures/100000000000002000000020B2FF2A327EABC87D.png" manifest:media-type="image/png"/>
  <manifest:file-entry manifest:full-path="Pictures/10000000000000600000007AF7D158EF19199B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auto-grow-height="false" fo:min-height="0.14cm" fo:min-width="0.27cm" fo:wrap-option="wrap"/>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textarea-horizontal-align="justify" draw:textarea-vertical-align="middle" draw:auto-grow-height="false" fo:min-height="0.277cm" fo:min-width="0.027cm"/>
    </style:style>
    <style:style style:name="gr20" style:family="graphic" style:parent-style-name="standard">
      <style:graphic-properties draw:stroke="none" svg:stroke-color="#000000" draw:fill="none" draw:fill-color="#ffffff" fo:min-height="1.55cm"/>
    </style:style>
    <style:style style:name="gr21" style:family="graphic" style:parent-style-name="standard">
      <style:graphic-properties draw:stroke="none" svg:stroke-color="#000000" draw:fill="none" draw:fill-color="#ffffff" fo:min-height="1.15cm"/>
    </style:style>
    <style:style style:name="gr22" style:family="graphic" style:parent-style-name="standard">
      <style:graphic-properties draw:stroke="none" svg:stroke-color="#000000" draw:fill="none" draw:fill-color="#ffffff" fo:min-height="1.25cm"/>
    </style:style>
    <style:style style:name="gr23" style:family="graphic" style:parent-style-name="standard">
      <style:graphic-properties draw:stroke="none" svg:stroke-color="#000000" draw:fill="none" draw:fill-color="#ffffff" fo:min-height="3.85cm"/>
    </style:style>
    <style:style style:name="gr24" style:family="graphic" style:parent-style-name="standard">
      <style:graphic-properties draw:stroke="none" svg:stroke-color="#000000" draw:fill="none" draw:fill-color="#ffffff" fo:min-height="4.35cm"/>
    </style:style>
    <style:style style:name="gr25" style:family="graphic" style:parent-style-name="standard">
      <style:graphic-properties draw:fill-color="#cc0000" draw:textarea-horizontal-align="justify" draw:textarea-vertical-align="middle" draw:auto-grow-height="false" fo:min-height="1.042cm" fo:min-width="0.717cm"/>
    </style:style>
    <style:style style:name="gr26" style:family="graphic" style:parent-style-name="standard">
      <style:graphic-properties draw:fill-color="#009900" draw:textarea-horizontal-align="justify" draw:textarea-vertical-align="middle" draw:auto-grow-height="false" fo:min-height="0.353cm" fo:min-width="0.068cm"/>
    </style:style>
    <style:style style:name="gr27" style:family="graphic" style:parent-style-name="standard">
      <style:graphic-properties draw:stroke="none" svg:stroke-color="#000000" draw:fill="none" draw:fill-color="#ffffff" fo:min-height="2.137cm"/>
    </style:style>
    <style:style style:name="gr28" style:family="graphic" style:parent-style-name="standard">
      <style:graphic-properties draw:fill-color="#6600ff" draw:textarea-vertical-align="middle" draw:auto-grow-height="false" fo:min-height="0.508cm" fo:min-width="0.459cm" fo:wrap-option="wrap"/>
    </style:style>
    <style:style style:name="gr29" style:family="graphic" style:parent-style-name="standard">
      <style:graphic-properties draw:stroke="none" svg:stroke-color="#000000" draw:fill="none" draw:fill-color="#ffffff" fo:min-height="2.15cm"/>
    </style:style>
    <style:style style:name="gr30" style:family="graphic" style:parent-style-name="standard">
      <style:graphic-properties draw:fill-color="#ffcc00" draw:textarea-horizontal-align="justify" draw:textarea-vertical-align="middle" draw:auto-grow-height="false" fo:min-height="0.051cm" fo:min-width="0cm"/>
    </style:style>
    <style:style style:name="gr31" style:family="graphic" style:parent-style-name="standard">
      <style:graphic-properties draw:stroke="none" svg:stroke-color="#000000" draw:fill="none" draw:fill-color="#ffffff" fo:min-height="1.75cm"/>
    </style:style>
    <style:style style:name="gr32" style:family="graphic" style:parent-style-name="standard">
      <style:graphic-properties draw:fill-color="#0066cc" draw:textarea-horizontal-align="justify" draw:textarea-vertical-align="middle" draw:auto-grow-height="false" fo:min-height="0.353cm" fo:min-width="0.068cm"/>
    </style:style>
    <style:style style:name="gr33" style:family="graphic" style:parent-style-name="standard">
      <style:graphic-properties draw:stroke="none" svg:stroke-color="#000000" draw:fill="none" draw:fill-color="#ffffff" fo:min-height="0.857cm"/>
    </style:style>
    <style:style style:name="gr34" style:family="graphic" style:parent-style-name="standard">
      <style:graphic-properties draw:fill-color="#996600" draw:textarea-horizontal-align="justify" draw:textarea-vertical-align="middle" draw:auto-grow-height="false" fo:min-height="0.353cm" fo:min-width="0.068cm"/>
    </style:style>
    <style:style style:name="gr35" style:family="graphic" style:parent-style-name="standard">
      <style:graphic-properties draw:fill-color="#b2b2b2" draw:textarea-horizontal-align="justify" draw:textarea-vertical-align="middle" draw:auto-grow-height="false" fo:min-height="0.353cm" fo:min-width="0.068cm"/>
    </style:style>
    <style:style style:name="gr36" style:family="graphic" style:parent-style-name="standard">
      <style:graphic-properties draw:stroke="none" svg:stroke-color="#000000" draw:fill="none" draw:fill-color="#ffffff" fo:min-height="0.844cm"/>
    </style:style>
    <style:style style:name="gr37" style:family="graphic" style:parent-style-name="standard">
      <style:graphic-properties draw:stroke="none" svg:stroke-color="#000000" draw:fill="none" draw:fill-color="#ffffff" fo:min-height="1.05cm"/>
    </style:style>
    <style:style style:name="gr38" style:family="graphic" style:parent-style-name="standard">
      <style:graphic-properties draw:fill-color="#9900ff" draw:textarea-horizontal-align="justify" draw:textarea-vertical-align="middle" draw:auto-grow-height="false" fo:min-height="0.353cm" fo:min-width="0.068cm"/>
    </style:style>
    <style:style style:name="gr39" style:family="graphic" style:parent-style-name="standard">
      <style:graphic-properties draw:stroke="none" svg:stroke-color="#000000" draw:fill="none" draw:fill-color="#ffffff" fo:min-height="5.2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color="#cc0000" draw:textarea-horizontal-align="justify" draw:textarea-vertical-align="middle" draw:auto-grow-height="false" fo:min-height="0.353cm" fo:min-width="0.068cm"/>
    </style:style>
    <style:style style:name="gr42" style:family="graphic" style:parent-style-name="standard">
      <style:graphic-properties draw:fill-color="#009900" draw:textarea-horizontal-align="justify" draw:textarea-vertical-align="middle" draw:auto-grow-height="false" fo:min-height="0.051cm" fo:min-width="0cm"/>
    </style:style>
    <style:style style:name="gr43" style:family="graphic" style:parent-style-name="standard">
      <style:graphic-properties draw:fill-color="#6600ff" draw:textarea-horizontal-align="justify" draw:textarea-vertical-align="middle" draw:auto-grow-height="false" fo:min-height="0.051cm" fo:min-width="0cm"/>
    </style:style>
    <style:style style:name="gr44" style:family="graphic" style:parent-style-name="standard">
      <style:graphic-properties draw:fill-color="#663300" draw:textarea-horizontal-align="justify" draw:textarea-vertical-align="middle" draw:auto-grow-height="false" fo:min-height="0.051cm" fo:min-width="0cm"/>
    </style:style>
    <style:style style:name="gr45" style:family="graphic" style:parent-style-name="standard">
      <style:graphic-properties draw:fill-color="#cc0000" draw:textarea-horizontal-align="justify" draw:textarea-vertical-align="middle" draw:auto-grow-height="false" fo:min-height="0.051cm" fo:min-width="0cm"/>
    </style:style>
    <style:style style:name="gr46" style:family="graphic" style:parent-style-name="standard">
      <style:graphic-properties draw:fill-color="#b2b2b2" draw:textarea-horizontal-align="justify" draw:textarea-vertical-align="middle" draw:auto-grow-height="false" fo:min-height="0.051cm" fo:min-width="0cm"/>
    </style:style>
    <style:style style:name="gr47" style:family="graphic" style:parent-style-name="standard">
      <style:graphic-properties draw:fill-color="#0066cc" draw:textarea-horizontal-align="justify" draw:textarea-vertical-align="middle" draw:auto-grow-height="false" fo:min-height="0.051cm" fo:min-width="0cm"/>
    </style:style>
    <style:style style:name="gr48" style:family="graphic" style:parent-style-name="standard">
      <style:graphic-properties draw:fill-color="#ffcc00" draw:textarea-horizontal-align="justify" draw:textarea-vertical-align="middle" draw:auto-grow-height="false" fo:min-height="0.353cm" fo:min-width="0.068cm"/>
    </style:style>
    <style:style style:name="gr49" style:family="graphic" style:parent-style-name="standard">
      <style:graphic-properties draw:fill-color="#996600" draw:textarea-horizontal-align="justify" draw:textarea-vertical-align="middle" draw:auto-grow-height="false" fo:min-height="1.042cm" fo:min-width="0.717cm"/>
    </style:style>
    <style:style style:name="gr50" style:family="graphic" style:parent-style-name="standard">
      <style:graphic-properties draw:fill-color="#6600ff" draw:textarea-horizontal-align="justify" draw:textarea-vertical-align="middle" draw:auto-grow-height="false" fo:min-height="1.042cm" fo:min-width="0.717cm"/>
    </style:style>
    <style:style style:name="gr51" style:family="graphic" style:parent-style-name="standard">
      <style:graphic-properties draw:fill-color="#009900" draw:textarea-horizontal-align="justify" draw:textarea-vertical-align="middle" draw:auto-grow-height="false" fo:min-height="1.042cm" fo:min-width="0.717cm"/>
    </style:style>
    <style:style style:name="gr52" style:family="graphic" style:parent-style-name="standard">
      <style:graphic-properties draw:fill-color="#ffcc00" draw:textarea-horizontal-align="justify" draw:textarea-vertical-align="middle" draw:auto-grow-height="false" fo:min-height="1.042cm" fo:min-width="0.717cm"/>
    </style:style>
    <style:style style:name="gr53" style:family="graphic" style:parent-style-name="standard">
      <style:graphic-properties draw:fill-color="#b2b2b2" draw:textarea-horizontal-align="justify" draw:textarea-vertical-align="middle" draw:auto-grow-height="false" fo:min-height="1.042cm" fo:min-width="0.717cm"/>
    </style:style>
    <style:style style:name="gr54" style:family="graphic" style:parent-style-name="standard">
      <style:graphic-properties draw:fill-color="#0066cc" draw:textarea-horizontal-align="justify" draw:textarea-vertical-align="middle" draw:auto-grow-height="false" fo:min-height="1.042cm" fo:min-width="0.717cm"/>
    </style:style>
    <style:style style:name="gr55" style:family="graphic" style:parent-style-name="standard">
      <style:graphic-properties draw:fill-color="#ffd320" draw:textarea-horizontal-align="justify" draw:textarea-vertical-align="middle" draw:auto-grow-height="false" fo:min-height="22.37cm" fo:min-width="10.336cm"/>
    </style:style>
    <style:style style:name="gr56" style:family="graphic" style:parent-style-name="standard">
      <style:graphic-properties draw:fill-color="#ff420e" draw:textarea-horizontal-align="justify" draw:textarea-vertical-align="middle" draw:auto-grow-height="false" fo:min-height="30.264cm" fo:min-width="12.5cm"/>
    </style:style>
    <style:style style:name="gr57" style:family="graphic" style:parent-style-name="standard">
      <style:graphic-properties draw:stroke="none" svg:stroke-color="#000000" draw:fill="none" draw:fill-color="#ffffff" fo:min-height="2.65cm"/>
    </style:style>
    <style:style style:name="gr58" style:family="graphic" style:parent-style-name="standard">
      <style:graphic-properties draw:fill-color="#cc9900" draw:textarea-horizontal-align="justify" draw:textarea-vertical-align="middle" draw:auto-grow-height="false" fo:min-height="0.012cm" fo:min-width="0cm"/>
    </style:style>
    <style:style style:name="gr59" style:family="graphic" style:parent-style-name="standard">
      <style:graphic-properties draw:fill-color="#0066ff" draw:textarea-vertical-align="middle" draw:auto-grow-height="false" fo:min-height="0cm" fo:min-width="0cm" fo:wrap-option="wrap"/>
    </style:style>
    <style:style style:name="gr60" style:family="graphic" style:parent-style-name="standard">
      <style:graphic-properties draw:fill-color="#000000" draw:textarea-vertical-align="middle" draw:auto-grow-height="false" fo:min-height="0.493cm" fo:min-width="0.243cm" fo:wrap-option="wrap"/>
    </style:style>
    <style:style style:name="gr61" style:family="graphic" style:parent-style-name="standard">
      <style:graphic-properties draw:fill-color="#9900ff" draw:textarea-horizontal-align="justify" draw:textarea-vertical-align="middle" draw:auto-grow-height="false" fo:min-height="0.276cm" fo:min-width="0.027cm"/>
    </style:style>
    <style:style style:name="gr62" style:family="graphic" style:parent-style-name="standard">
      <style:graphic-properties draw:fill-color="#333300" draw:textarea-horizontal-align="justify" draw:textarea-vertical-align="middle" draw:auto-grow-height="false" fo:min-height="0cm" fo:min-width="0cm"/>
    </style:style>
    <style:style style:name="gr63" style:family="graphic" style:parent-style-name="standard">
      <style:graphic-properties draw:fill-color="#cc0000" draw:textarea-vertical-align="middle" draw:auto-grow-height="false" fo:min-height="0.081cm" fo:min-width="0cm"/>
    </style:style>
    <style:style style:name="gr64" style:family="graphic" style:parent-style-name="standard">
      <style:graphic-properties draw:auto-grow-height="false" fo:min-height="0cm" fo:min-width="0cm" fo:wrap-option="wrap"/>
    </style:style>
    <style:style style:name="gr65" style:family="graphic" style:parent-style-name="standard">
      <style:graphic-properties draw:fill-color="#00cc00" draw:textarea-horizontal-align="justify" draw:textarea-vertical-align="middle" draw:auto-grow-height="false" fo:min-height="0.882cm" fo:min-width="0.632cm"/>
    </style:style>
    <style:style style:name="gr66" style:family="graphic" style:parent-style-name="standard">
      <style:graphic-properties draw:fill-color="#00cc00" draw:textarea-horizontal-align="justify" draw:textarea-vertical-align="middle" draw:auto-grow-height="false" fo:min-height="0.67cm" fo:min-width="0.278cm"/>
    </style:style>
    <style:style style:name="gr67"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loext:graphic-properties draw:fill-color="#333300"/>
      <style:paragraph-properties fo:text-align="center"/>
    </style:style>
    <style:style style:name="P9" style:family="paragraph">
      <loext:graphic-properties draw:fill-color="#cc0000"/>
      <style:paragraph-properties fo:text-align="center"/>
    </style:style>
    <style:style style:name="P10" style:family="paragraph">
      <style:paragraph-properties fo:text-align="center"/>
    </style:style>
    <style:style style:name="P11" style:family="paragraph">
      <loext:graphic-properties draw:fill-color="#009900"/>
      <style:paragraph-properties fo:text-align="center"/>
    </style:style>
    <style:style style:name="P12" style:family="paragraph">
      <loext:graphic-properties draw:fill-color="#6600ff"/>
      <style:paragraph-properties fo:text-align="center"/>
      <style:text-properties fo:color="#000000"/>
    </style:style>
    <style:style style:name="P13" style:family="paragraph">
      <loext:graphic-properties draw:fill-color="#ffcc00"/>
      <style:paragraph-properties fo:text-align="center"/>
      <style:text-properties fo:font-size="14pt" style:font-size-asian="14pt" style:font-size-complex="14pt"/>
    </style:style>
    <style:style style:name="P14" style:family="paragraph">
      <loext:graphic-properties draw:fill-color="#0066cc"/>
      <style:paragraph-properties fo:text-align="center"/>
    </style:style>
    <style:style style:name="P15" style:family="paragraph">
      <loext:graphic-properties draw:fill-color="#996600"/>
      <style:paragraph-properties fo:text-align="center"/>
    </style:style>
    <style:style style:name="P16" style:family="paragraph">
      <loext:graphic-properties draw:fill-color="#b2b2b2"/>
      <style:paragraph-properties fo:text-align="center"/>
    </style:style>
    <style:style style:name="P17" style:family="paragraph">
      <loext:graphic-properties draw:fill="none"/>
      <style:paragraph-properties fo:text-align="center"/>
    </style:style>
    <style:style style:name="P18" style:family="paragraph">
      <loext:graphic-properties draw:fill-color="#009900"/>
      <style:paragraph-properties fo:text-align="center"/>
      <style:text-properties fo:font-size="14pt" style:font-size-asian="14pt" style:font-size-complex="14pt"/>
    </style:style>
    <style:style style:name="P19" style:family="paragraph">
      <loext:graphic-properties draw:fill-color="#6600ff"/>
      <style:paragraph-properties fo:text-align="center"/>
      <style:text-properties fo:font-size="14pt" style:font-size-asian="14pt" style:font-size-complex="14pt"/>
    </style:style>
    <style:style style:name="P20" style:family="paragraph">
      <loext:graphic-properties draw:fill-color="#663300"/>
      <style:paragraph-properties fo:text-align="center"/>
      <style:text-properties fo:font-size="14pt" style:font-size-asian="14pt" style:font-size-complex="14pt"/>
    </style:style>
    <style:style style:name="P21" style:family="paragraph">
      <loext:graphic-properties draw:fill-color="#cc0000"/>
      <style:paragraph-properties fo:text-align="center"/>
      <style:text-properties fo:font-size="14pt" style:font-size-asian="14pt" style:font-size-complex="14pt"/>
    </style:style>
    <style:style style:name="P22" style:family="paragraph">
      <loext:graphic-properties draw:fill-color="#b2b2b2"/>
      <style:paragraph-properties fo:text-align="center"/>
      <style:text-properties fo:font-size="14pt" style:font-size-asian="14pt" style:font-size-complex="14pt"/>
    </style:style>
    <style:style style:name="P23" style:family="paragraph">
      <loext:graphic-properties draw:fill-color="#0066cc"/>
      <style:paragraph-properties fo:text-align="center"/>
      <style:text-properties fo:font-size="14pt" style:font-size-asian="14pt" style:font-size-complex="14pt"/>
    </style:style>
    <style:style style:name="P24" style:family="paragraph">
      <loext:graphic-properties draw:fill-color="#ffcc00"/>
      <style:paragraph-properties fo:text-align="center"/>
    </style:style>
    <style:style style:name="P25" style:family="paragraph">
      <loext:graphic-properties draw:fill-color="#6600ff"/>
      <style:paragraph-properties fo:text-align="center"/>
    </style:style>
    <style:style style:name="P26" style:family="paragraph">
      <loext:graphic-properties draw:fill-color="#ffd320"/>
      <style:paragraph-properties fo:text-align="center"/>
    </style:style>
    <style:style style:name="P27" style:family="paragraph">
      <loext:graphic-properties draw:fill-color="#ff420e"/>
      <style:paragraph-properties fo:text-align="center"/>
    </style:style>
    <style:style style:name="P28" style:family="paragraph">
      <loext:graphic-properties draw:fill="none" draw:fill-color="#ffffff"/>
      <style:text-properties fo:font-size="18pt"/>
    </style:style>
    <style:style style:name="P29" style:family="paragraph">
      <loext:graphic-properties draw:fill-color="#cc0000"/>
      <style:paragraph-properties fo:text-align="center"/>
      <style:text-properties fo:font-size="18pt"/>
    </style:style>
    <style:style style:name="P30" style:family="paragraph">
      <loext:graphic-properties draw:fill-color="#0066cc"/>
      <style:paragraph-properties fo:text-align="center"/>
      <style:text-properties fo:font-size="18pt"/>
    </style:style>
    <style:style style:name="P31" style:family="paragraph">
      <loext:graphic-properties draw:fill-color="#996600"/>
      <style:paragraph-properties fo:text-align="center"/>
      <style:text-properties fo:font-size="18pt"/>
    </style:style>
    <style:style style:name="P32" style:family="paragraph">
      <loext:graphic-properties draw:fill-color="#b2b2b2"/>
      <style:paragraph-properties fo:text-align="center"/>
      <style:text-properties fo:font-size="18pt"/>
    </style:style>
    <style:style style:name="P33" style:family="paragraph">
      <loext:graphic-properties draw:fill-color="#6600ff"/>
      <style:paragraph-properties fo:text-align="center"/>
      <style:text-properties fo:color="#000000" fo:font-size="18pt"/>
    </style:style>
    <style:style style:name="P34" style:family="paragraph">
      <loext:graphic-properties draw:fill-color="#9900ff"/>
      <style:paragraph-properties fo:text-align="center"/>
      <style:text-properties fo:font-size="18pt"/>
    </style:style>
    <style:style style:name="P35" style:family="paragraph">
      <loext:graphic-properties draw:fill-color="#009900"/>
      <style:paragraph-properties fo:text-align="center"/>
      <style:text-properties fo:font-size="18pt"/>
    </style:style>
    <style:style style:name="P36" style:family="paragraph">
      <loext:graphic-properties draw:fill-color="#ffcc00"/>
      <style:paragraph-properties fo:text-align="center"/>
      <style:text-properties fo:font-size="18pt"/>
    </style:style>
    <style:style style:name="P37" style:family="paragraph">
      <loext:graphic-properties draw:fill-color="#6600ff"/>
      <style:paragraph-properties fo:text-align="center"/>
      <style:text-properties fo:font-size="18pt"/>
    </style:style>
    <style:style style:name="P38" style:family="paragraph">
      <style:paragraph-properties fo:text-align="center"/>
      <style:text-properties fo:font-size="18pt"/>
    </style:style>
    <style:style style:name="P39" style:family="paragraph">
      <loext:graphic-properties draw:fill-color="#00cc00"/>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0000"/>
    </style:style>
    <style:style style:name="T3" style:family="text">
      <style:text-properties fo:font-size="14pt" style:font-size-asian="14pt" style:font-size-complex="14pt"/>
    </style:style>
    <style:style style:name="T4" style:family="text">
      <style:text-properties fo:font-size="18pt"/>
    </style:style>
    <style:style style:name="T5"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Personnage Guillaume</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Personnage Matéo</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Personnage Julien</text:p>
            <text:p/>
          </draw:text-box>
        </draw:frame>
        <draw:custom-shape draw:style-name="gr8" draw:text-style-name="P6" draw:layer="layout" svg:width="1.147cm" svg:height="1.147cm" svg:x="1.878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Personnage Adrien</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Personnage</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8" draw:layer="layout" svg:width="1.147cm" svg:height="1.148cm" svg:x="1.883cm" svg:y="13.094cm">
          <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9" draw:layer="layout" svg:width="1.53cm" svg:height="1.53cm" svg:x="1.883cm" svg:y="15.007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layer="layout" svg:width="1.6cm" svg:height="1.2cm" svg:x="1.5cm" svg:y="1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10" draw:layer="layout" svg:width="0.743cm" svg:height="0.743cm" svg:x="8.14cm" svg:y="13.3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8.13cm" svg:y="14.4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9" draw:text-style-name="P10"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14.587cm" svg:y="13.1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0" draw:text-style-name="P1" draw:layer="layout" svg:width="5.2cm" svg:height="1.8cm" svg:x="8.83cm" svg:y="13cm">
          <draw:text-box>
            <text:p>: Incap. <text:s/>1 tour</text:p>
          </draw:text-box>
        </draw:frame>
        <draw:frame draw:style-name="gr21" draw:text-style-name="P1" draw:layer="layout" svg:width="4.7cm" svg:height="1.4cm" svg:x="9.03cm" svg:y="14.4cm">
          <draw:text-box>
            <text:p>: Incap 2 tours</text:p>
          </draw:text-box>
        </draw:frame>
        <draw:frame draw:style-name="gr22" draw:text-style-name="P1" draw:layer="layout" svg:width="8.3cm" svg:height="1.5cm" svg:x="15.5cm" svg:y="13.129cm">
          <draw:text-box>
            <text:p>: Inconscient</text:p>
          </draw:text-box>
        </draw:frame>
        <draw:frame draw:style-name="gr22" draw:text-style-name="P1" draw:layer="layout" svg:width="6cm" svg:height="1.5cm" svg:x="15.53cm" svg:y="14.4cm">
          <draw:text-box>
            <text:p>: Mort</text:p>
          </draw:text-box>
        </draw:frame>
        <draw:frame draw:style-name="gr23" draw:text-style-name="P1" draw:layer="layout" svg:width="18.3cm" svg:height="4.1cm" svg:x="1cm" svg:y="19.9cm">
          <draw:text-box>
            <text:p>Dessins :</text:p>
          </draw:text-box>
        </draw:frame>
        <draw:frame draw:style-name="gr24" draw:text-style-name="P1" draw:layer="layout" svg:width="4.6cm" svg:height="4.6cm" svg:x="4.4cm" svg:y="21cm">
          <draw:text-box>
            <text:p>: Dessin Amp. 3; Feu; 2 tours restants</text:p>
          </draw:text-box>
        </draw:frame>
        <draw:custom-shape draw:style-name="gr25" draw:text-style-name="P9" draw:layer="layout" svg:width="3cm" svg:height="3.2cm" svg:x="1.2cm" svg:y="20.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13.2cm" svg:y="24.4cm">
          <text:p text:style-name="P10">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 draw:layer="layout" svg:width="5.3cm" svg:height="2.387cm" svg:x="15cm" svg:y="24.5cm">
          <draw:text-box>
            <text:p>: Dessin Amp.2; Végétofongique, 1 tour restant</text:p>
          </draw:text-box>
        </draw:frame>
        <draw:custom-shape draw:style-name="gr28" draw:text-style-name="P12" draw:layer="layout" svg:width="1.815cm" svg:height="2.3cm" svg:x="12.2cm" svg:y="20.5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9" draw:text-style-name="P1" draw:layer="layout" svg:width="5.7cm" svg:height="2.4cm" svg:x="14.4cm" svg:y="20.9cm">
          <draw:text-box>
            <text:p>: Animal Amp. 2; 2 tours</text:p>
          </draw:text-box>
        </draw:frame>
        <draw:custom-shape draw:style-name="gr30" draw:text-style-name="P13" draw:layer="layout" svg:width="0.7cm" svg:height="0.746cm" svg:x="13.4cm" svg:y="27.3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1" draw:text-style-name="P1" draw:layer="layout" svg:width="5.5cm" svg:height="2cm" svg:x="14.4cm" svg:y="27.1cm">
          <draw:text-box>
            <text:p>: Dessin Amp. 1, Lumière, 2 tours </text:p>
          </draw:text-box>
        </draw:frame>
        <draw:custom-shape draw:style-name="gr32" draw:text-style-name="P14" draw:layer="layout" svg:width="1.4cm" svg:height="1.493cm" svg:x="1.2cm" svg:y="2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3" draw:text-style-name="P1" draw:layer="layout" svg:width="8.7cm" svg:height="1.107cm" svg:x="2.7cm" svg:y="23.993cm">
          <draw:text-box>
            <text:p>: Dessin Amp.2; Eau; 2 tours</text:p>
          </draw:text-box>
        </draw:frame>
        <draw:custom-shape draw:style-name="gr34" draw:text-style-name="P15" draw:layer="layout" svg:width="1.4cm" svg:height="1.493cm" svg:x="1cm" svg:y="25.6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1.1cm" svg:y="27.39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 draw:layer="layout" svg:width="9.3cm" svg:height="1.094cm" svg:x="2.5cm" svg:y="25.806cm">
          <draw:text-box>
            <text:p>: Dessin Amp.2; Terre; 2 tours</text:p>
          </draw:text-box>
        </draw:frame>
        <draw:frame draw:style-name="gr37" draw:text-style-name="P1" draw:layer="layout" svg:width="8.2cm" svg:height="1.3cm" svg:x="2.7cm" svg:y="27.7cm">
          <draw:text-box>
            <text:p>: Dessin Amp.2; Air; 2 tours </text:p>
          </draw:text-box>
        </draw:frame>
        <draw:custom-shape draw:style-name="gr38" draw:text-style-name="P7" draw:layer="layout" svg:width="1.4cm" svg:height="1.493cm" svg:x="13cm" svg:y="22.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page>
      <draw:page draw:name="page2" draw:style-name="dp1" draw:master-page-name="Default">
        <draw:frame draw:style-name="gr39" draw:text-style-name="P1" draw:layer="layout" svg:width="16cm" svg:height="5.5cm" svg:x="0cm" svg:y="-1cm">
          <draw:text-box>
            <text:p>Quadrillage environ 30x20 et tokens de sorts</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9" draw:layer="layout" svg:width="3cm" svg:height="3.2cm" svg:x="-5.7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2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2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2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5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1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1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1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6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1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6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5.9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6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2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custom-shape draw:style-name="gr55" draw:text-style-name="P26"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56" draw:text-style-name="P27"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57" draw:text-style-name="P28" draw:layer="layout" svg:width="20cm" svg:height="2.9cm" svg:x="0cm" svg:y="-1.1cm">
          <draw:text-box>
            <text:p><text:span text:style-name="T4">C'est la guerre !</text:span></text:p>
          </draw:text-box>
        </draw:frame>
        <draw:frame draw:style-name="gr40" draw:text-style-name="P17" draw:layer="layout" svg:width="19.202cm" svg:height="27.702cm" svg:x="0.799cm" svg:y="0.999cm">
          <draw:image xlink:href="Pictures/2000012D00004B0300006C376CE0EA6C827FED2A.svm" xlink:type="simple" xlink:show="embed" xlink:actuate="onLoad">
            <text:p/>
          </draw:image>
        </draw:frame>
        <draw:custom-shape draw:style-name="gr25" draw:text-style-name="P29" draw:layer="layout" svg:width="3cm" svg:height="3.2cm" svg:x="-5.799cm" svg:y="7.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30" draw:layer="layout" svg:width="1.4cm" svg:height="1.493cm" svg:x="-8.299cm" svg:y="11.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1" draw:layer="layout" svg:width="1.4cm" svg:height="1.493cm" svg:x="-8.099cm" svg:y="6.1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2" draw:layer="layout" svg:width="1.4cm" svg:height="1.493cm" svg:x="-8.299cm" svg:y="9.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9" draw:layer="layout" svg:width="1.4cm" svg:height="1.493cm" svg:x="-8.299cm" svg:y="8.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3" draw:layer="layout" svg:width="1.815cm" svg:height="2.3cm" svg:x="-8.599cm" svg:y="13.4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099cm" svg:y="1.8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4" draw:layer="layout" svg:width="1.4cm" svg:height="1.493cm" svg:x="-8.199cm" svg:y="4.5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099cm" svg:y="3.3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199cm" svg:y="4.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199cm" svg:y="6.4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199cm" svg:y="8.1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199cm" svg:y="9.6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199cm" svg:y="11.5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5" draw:layer="layout" svg:width="1.4cm" svg:height="1.493cm" svg:x="-8.199cm" svg:y="2.9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6" draw:layer="layout" svg:width="1.4cm" svg:height="1.493cm" svg:x="-8.199cm" svg:y="1.4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798cm" svg:y="7.3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3cm" svg:height="3.2cm" svg:x="-3.199cm" svg:y="5.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7" draw:layer="layout" svg:width="3cm" svg:height="3.2cm" svg:x="-5.699cm" svg:y="3.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5" draw:layer="layout" svg:width="3cm" svg:height="3.2cm" svg:x="-3.099cm" svg:y="2.2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5.999cm" svg:y="0.4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2" draw:layer="layout" svg:width="3cm" svg:height="3.2cm" svg:x="-3.699cm" svg:y="9.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0" draw:layer="layout" svg:width="3cm" svg:height="3.2cm" svg:x="-6.299cm" svg:y="10.7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899cm" svg:y="21.9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30" draw:layer="layout" svg:width="1.4cm" svg:height="1.493cm" svg:x="-8.399cm" svg:y="25.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1" draw:layer="layout" svg:width="1.4cm" svg:height="1.493cm" svg:x="-8.199cm" svg:y="20.7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32" draw:layer="layout" svg:width="1.4cm" svg:height="1.493cm" svg:x="-8.399cm" svg:y="24.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29" draw:layer="layout" svg:width="1.4cm" svg:height="1.493cm" svg:x="-8.399cm" svg:y="22.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33" draw:layer="layout" svg:width="1.815cm" svg:height="2.3cm" svg:x="-8.699cm" svg:y="28.001cm">
          <text:p text:style-name="P10"><text:span text:style-name="T5">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99cm" svg:y="16.4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34" draw:layer="layout" svg:width="1.4cm" svg:height="1.493cm" svg:x="-8.299cm" svg:y="19.1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99cm" svg:y="17.901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99cm" svg:y="19.3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99cm" svg:y="21.0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99cm" svg:y="22.70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99cm" svg:y="24.2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99cm" svg:y="26.155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35" draw:layer="layout" svg:width="1.4cm" svg:height="1.493cm" svg:x="-8.299cm" svg:y="17.5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6" draw:layer="layout" svg:width="1.4cm" svg:height="1.493cm" svg:x="-8.299cm" svg:y="16.008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29" draw:layer="layout" svg:width="3cm" svg:height="3.2cm" svg:x="-5.898cm" svg:y="21.902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1" draw:layer="layout" svg:width="3cm" svg:height="3.2cm" svg:x="-3.299cm" svg:y="20.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7" draw:layer="layout" svg:width="3cm" svg:height="3.2cm" svg:x="-5.799cm" svg:y="18.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5" draw:layer="layout" svg:width="3cm" svg:height="3.2cm" svg:x="-3.199cm" svg:y="16.8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6" draw:layer="layout" svg:width="3cm" svg:height="3.2cm" svg:x="-6.099cm" svg:y="15.0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2" draw:layer="layout" svg:width="3cm" svg:height="3.2cm" svg:x="-3.799cm" svg:y="23.6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0" draw:layer="layout" svg:width="3cm" svg:height="3.2cm" svg:x="-6.399cm" svg:y="25.301cm">
          <text:p text:style-name="P10"><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8"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9"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0" draw:text-style-name="P6" draw:layer="layout" svg:width="0.743cm" svg:height="0.743cm" svg:x="22.305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2"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3"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4"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8" draw:text-style-name="P38" draw:layer="layout" svg:width="0.743cm" svg:height="0.743cm" svg:x="22.11cm" svg:y="16.657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cm" svg:y="17.75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2.157cm" svg:y="18.957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1cm" svg:y="16.6cm">
          <text:p text:style-name="P10"><text:span text:style-name="T4">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cm" svg:y="17.7cm">
          <text:p text:style-name="P10"><text:span text:style-name="T4">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8" draw:layer="layout" svg:width="0.743cm" svg:height="0.743cm" svg:x="23.257cm" svg:y="18.9cm">
          <text:p text:style-name="P10"><text:span text:style-name="T4">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5" draw:text-style-name="P39"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9"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9" draw:layer="layout" svg:width="0.99cm" svg:height="0.99cm" svg:x="14.9cm" svg:y="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4" draw:layer="layout" svg:width="0.933cm" svg:height="0.7cm" svg:x="15cm" svg:y="7.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15cm" svg:y="8.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14.967cm" svg:y="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0" draw:text-style-name="P17" draw:layer="layout" svg:width="16.51cm" svg:height="21cm" svg:x="1.09cm" svg:y="1cm">
          <draw:image xlink:href="Pictures/10000000000000600000007AF7D158EF19199BB6.png" xlink:type="simple" xlink:show="embed" xlink:actuate="onLoad">
            <text:p/>
          </draw:image>
        </draw:frame>
        <draw:frame draw:style-name="gr40" draw:text-style-name="P17" draw:layer="layout" svg:width="19.183cm" svg:height="24.4cm" svg:x="1.09cm" svg:y="1cm">
          <draw:image xlink:href="Pictures/10000000000000600000007AF7D158EF19199BB6.png" xlink:type="simple" xlink:show="embed" xlink:actuate="onLoad">
            <text:p/>
          </draw:image>
        </draw:frame>
        <draw:frame draw:style-name="gr40" draw:text-style-name="P17"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8"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59"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0" draw:text-style-name="P6" draw:layer="layout" svg:width="0.743cm" svg:height="0.743cm" svg:x="22.305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1"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2" draw:text-style-name="P8" draw:layer="layout" svg:width="0.743cm" svg:height="0.742cm" svg:x="22.31cm" svg:y="9.9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3" draw:text-style-name="P9" draw:layer="layout" svg:width="0.99cm" svg:height="0.99cm" svg:x="22.1cm" svg:y="1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4" draw:layer="layout" svg:width="0.933cm" svg:height="0.7cm" svg:x="22.2cm" svg:y="1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22.2cm" svg:y="13.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4" draw:layer="layout" svg:width="0.933cm" svg:height="0.7cm" svg:x="22.167cm" svg:y="14.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7" draw:text-style-name="P10" draw:layer="layout" svg:width="0.743cm" svg:height="0.743cm" svg:x="22.11cm" svg:y="16.657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cm" svg:y="17.75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2.157cm" svg:y="18.957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1cm" svg:y="16.6cm">
          <text:p text:style-name="P10">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cm" svg:y="17.7cm">
          <text:p text:style-name="P10">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10" draw:layer="layout" svg:width="0.743cm" svg:height="0.743cm" svg:x="23.257cm" svg:y="18.9cm">
          <text:p text:style-name="P10">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5" draw:text-style-name="P9" draw:layer="layout" svg:width="3cm" svg:height="3.2cm" svg:x="-5.8cm" svg:y="7.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3cm" svg:y="11.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1cm" svg:y="6.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3cm" svg:y="9.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3cm" svg:y="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6cm" svg:y="13.4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1cm" svg:y="1.8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2cm" svg:y="4.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1cm" svg:y="3.3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2cm" svg:y="4.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2cm" svg:y="6.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2cm" svg:y="8.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2cm" svg:y="9.6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2cm" svg:y="11.5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2cm" svg:y="2.9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2cm" svg:y="1.4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799cm" svg:y="7.3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2cm" svg:y="5.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7cm" svg:y="3.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1cm" svg:y="2.2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cm" svg:y="0.4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7cm" svg:y="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3cm" svg:y="1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9cm" svg:y="21.9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14" draw:layer="layout" svg:width="1.4cm" svg:height="1.493cm" svg:x="-8.4cm" svg:y="25.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5" draw:layer="layout" svg:width="1.4cm" svg:height="1.493cm" svg:x="-8.2cm" svg:y="20.7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5" draw:text-style-name="P16" draw:layer="layout" svg:width="1.4cm" svg:height="1.493cm" svg:x="-8.4cm" svg:y="24.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9" draw:layer="layout" svg:width="1.4cm" svg:height="1.493cm" svg:x="-8.4cm" svg:y="22.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12" draw:layer="layout" svg:width="1.815cm" svg:height="2.3cm" svg:x="-8.7cm" svg:y="28cm">
          <text:p text:style-name="P10"><text:span text:style-name="T2">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0" draw:text-style-name="P13" draw:layer="layout" svg:width="0.7cm" svg:height="0.746cm" svg:x="-10.2cm" svg:y="16.4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7" draw:layer="layout" svg:width="1.4cm" svg:height="1.493cm" svg:x="-8.3cm" svg:y="19.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8" draw:layer="layout" svg:width="0.7cm" svg:height="0.746cm" svg:x="-10.2cm" svg:y="17.9cm">
          <text:p text:style-name="P10"><text:span text:style-name="T3">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19" draw:layer="layout" svg:width="0.7cm" svg:height="0.746cm" svg:x="-10.3cm" svg:y="19.3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0" draw:layer="layout" svg:width="0.7cm" svg:height="0.746cm" svg:x="-10.3cm" svg:y="21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1" draw:layer="layout" svg:width="0.7cm" svg:height="0.746cm" svg:x="-10.3cm" svg:y="22.7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2" draw:layer="layout" svg:width="0.7cm" svg:height="0.746cm" svg:x="-10.3cm" svg:y="24.2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3" draw:layer="layout" svg:width="0.7cm" svg:height="0.746cm" svg:x="-10.3cm" svg:y="26.154cm">
          <text:p text:style-name="P10"><text:span text:style-name="T3">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11" draw:layer="layout" svg:width="1.4cm" svg:height="1.493cm" svg:x="-8.3cm" svg:y="17.5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4" draw:layer="layout" svg:width="1.4cm" svg:height="1.493cm" svg:x="-8.3cm" svg:y="16.007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3cm" svg:height="3.2cm" svg:x="-5.899cm" svg:y="21.901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5" draw:layer="layout" svg:width="3cm" svg:height="3.2cm" svg:x="-3.3cm" svg:y="20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5" draw:layer="layout" svg:width="3cm" svg:height="3.2cm" svg:x="-5.8cm" svg:y="18.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1" draw:layer="layout" svg:width="3cm" svg:height="3.2cm" svg:x="-3.2cm" svg:y="16.8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4" draw:layer="layout" svg:width="3cm" svg:height="3.2cm" svg:x="-6.1cm" svg:y="15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6" draw:layer="layout" svg:width="3cm" svg:height="3.2cm" svg:x="-3.8cm" svg:y="23.6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4" draw:layer="layout" svg:width="3cm" svg:height="3.2cm" svg:x="-6.4cm" svg:y="25.3cm">
          <text:p text:style-name="P10">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49M1S</meta:editing-duration>
    <meta:editing-cycles>13</meta:editing-cycles>
    <meta:generator>LibreOffice/5.0.6.3$Windows_x86 LibreOffice_project/490fc03b25318460cfc54456516ea2519c11d1aa</meta:generator>
    <dc:date>2019-02-19T17:31:59.702000000</dc:date>
    <meta:document-statistic meta:object-count="208"/>
  </office:meta>
</office:document-meta>
</file>